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1d09" officeooo:paragraph-rsid="00081d09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Ссылка на схему:</text:p>
      <text:p text:style-name="P1">https://drive.google.com/file/d/1-_Dp3tXmInZS9V_PucAT8l5RPEzG-xd_/view?usp=shari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4T23:29:55.173000000</meta:creation-date>
    <dc:date>2024-06-04T23:30:53.203000000</dc:date>
    <meta:editing-duration>PT58S</meta:editing-duration>
    <meta:editing-cycles>1</meta:editing-cycles>
    <meta:document-statistic meta:table-count="0" meta:image-count="0" meta:object-count="0" meta:page-count="1" meta:paragraph-count="2" meta:word-count="5" meta:character-count="101" meta:non-whitespace-character-count="98"/>
    <meta:generator>LibreOffice/7.4.1.2$Windows_X86_64 LibreOffice_project/3c58a8f3a960df8bc8fd77b461821e42c061c5f0</meta:generator>
  </office:meta>
</office:document-meta>
</file>